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paragraph-rsid="00225583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7">
        <text:h text:style-name="Heading_20_4" text:outline-level="4"><text:s/>Projektordner ausklappen</text:h>
        <text:p text:style-name="P1">Mit Klick auf den Eintrag wird der gesamte Projektordner inklusive aller Unterordner ausgeklappt. </text:p>
        <text:p text:style-name="P1">Andere Ordner, die nicht im Projektordner enthalten sind, werden <text:span text:style-name="T1">nicht</text:span> ausgeklappt. <text:s/></text:p>
        <text:p text:style-name="Textkörper_20_Einrückung_20_Organon">Einzelne Ordner können auch mit einem Rechtsklick auf ihr Icon ausgeklappt werden. Im aufpoppenden Fenster „Ordner ausklappen“ wähl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20:06:08.728000000</dc:date>
    <meta:editing-duration>P0D</meta:editing-duration>
    <meta:editing-cycles>1</meta:editing-cycles>
    <meta:document-statistic meta:table-count="0" meta:image-count="0" meta:object-count="0" meta:page-count="1" meta:paragraph-count="4" meta:word-count="44" meta:character-count="342" meta:non-whitespace-character-count="298"/>
    <meta:generator>LibreOffice/4.4.5.2$Windows_x86 LibreOffice_project/a22f674fd25a3b6f45bdebf25400ed2adff0ff99</meta:generator>
  </office:meta>
</office:document-meta>
</file>